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font-name="Liberation Serif" style:font-name-asian="Segoe UI" style:font-name-complex="Tahoma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erif" fo:font-weight="normal" style:font-name-asian="Segoe UI" style:font-weight-asian="normal" style:font-name-complex="Tahoma" style:font-weight-complex="normal"/>
    </style:style>
    <style:style style:name="ce4" style:family="table-cell" style:parent-style-name="Default" style:data-style-name="N36"/>
    <style:style style:name="ce8" style:family="table-cell" style:parent-style-name="Default" style:data-style-name="N49"/>
    <style:style style:name="T1" style:family="text"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1" table:default-cell-style-name="ce4"/>
        <table:table-column table:style-name="co1" table:default-cell-style-name="Default"/>
        <table:table-row table:style-name="ro1">
          <table:table-cell table:style-name="ce1" office:value-type="string" calcext:value-type="string">
            <text:p>Trainee ID </text:p>
          </table:table-cell>
          <table:table-cell table:style-name="ce2" office:value-type="string" calcext:value-type="string">
            <text:p>First Name </text:p>
          </table:table-cell>
          <table:table-cell table:style-name="ce3" office:value-type="string" calcext:value-type="string">
            <text:p><text:s/>Last Name </text:p>
          </table:table-cell>
          <table:table-cell table:style-name="ce1" office:value-type="string" calcext:value-type="string">
            <text:p><text:s/>Email</text:p>
          </table:table-cell>
          <table:table-cell table:style-name="ce1" office:value-type="string" calcext:value-type="string">
            <text:p>Phone </text:p>
          </table:table-cell>
          <table:table-cell table:style-name="Default" office:value-type="string" calcext:value-type="string">
            <text:p>Date of Birth</text:p>
          </table:table-cell>
          <table:table-cell office:value-type="string" calcext:value-type="string">
            <text:p>Age</text:p>
          </table:table-cell>
        </table:table-row>
        <table:table-row table:style-name="ro1">
          <table:table-cell office:value-type="string" calcext:value-type="string">
            <text:p>T001</text:p>
          </table:table-cell>
          <table:table-cell office:value-type="string" calcext:value-type="string">
            <text:p>Mpumelelo</text:p>
          </table:table-cell>
          <table:table-cell office:value-type="string" calcext:value-type="string">
            <text:p>Ngobese</text:p>
          </table:table-cell>
          <table:table-cell office:value-type="string" calcext:value-type="string">
            <text:p><text:a xlink:href="mailto:ngobesempumelelo2@gmail.com" xlink:type="simple">ngobesempumelelo2@gmail.com</text:a></text:p>
          </table:table-cell>
          <table:table-cell office:value-type="string" calcext:value-type="string">
            <text:p>074 771 7311</text:p>
          </table:table-cell>
          <table:table-cell office:value-type="date" office:date-value="2001-08-28" calcext:value-type="date">
            <text:p>2001-08-28</text:p>
          </table:table-cell>
          <table:table-cell table:formula="of:=DATEDIF([.F2]; TODAY(); &quot;Y&quot;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004</text:p>
          </table:table-cell>
          <table:table-cell office:value-type="string" calcext:value-type="string">
            <text:p>Okuhle</text:p>
          </table:table-cell>
          <table:table-cell office:value-type="string" calcext:value-type="string">
            <text:p>Zaca</text:p>
          </table:table-cell>
          <table:table-cell office:value-type="string" calcext:value-type="string">
            <text:p><text:a xlink:href="mailto:kuhlezaca15@gmail.com" xlink:type="simple">kuhlezaca15@gmail.com</text:a></text:p>
          </table:table-cell>
          <table:table-cell office:value-type="string" calcext:value-type="string">
            <text:p>065 964 4321</text:p>
          </table:table-cell>
          <table:table-cell office:value-type="date" office:date-value="2004-09-15" calcext:value-type="date">
            <text:p>2004-09-15</text:p>
          </table:table-cell>
          <table:table-cell table:formula="of:=DATEDIF([.F3]; TODAY(); &quot;Y&quot;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001</text:p>
          </table:table-cell>
          <table:table-cell office:value-type="string" calcext:value-type="string">
            <text:p>Amber</text:p>
          </table:table-cell>
          <table:table-cell office:value-type="string" calcext:value-type="string">
            <text:p>Zondi</text:p>
          </table:table-cell>
          <table:table-cell office:value-type="string" calcext:value-type="string">
            <text:p><text:a xlink:href="mailto:amberzondi04@gmail.com" xlink:type="simple">amberzondi04@gmail.com</text:a></text:p>
          </table:table-cell>
          <table:table-cell office:value-type="string" calcext:value-type="string">
            <text:p>082 210 9420</text:p>
          </table:table-cell>
          <table:table-cell office:value-type="date" office:date-value="2001-08-04" calcext:value-type="date">
            <text:p>2001-08-04</text:p>
          </table:table-cell>
          <table:table-cell table:formula="of:=DATEDIF([.F4]; TODAY(); &quot;Y&quot;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002</text:p>
          </table:table-cell>
          <table:table-cell office:value-type="string" calcext:value-type="string">
            <text:p>Lindile</text:p>
          </table:table-cell>
          <table:table-cell office:value-type="string" calcext:value-type="string">
            <text:p>Ndlovu</text:p>
          </table:table-cell>
          <table:table-cell office:value-type="string" calcext:value-type="string">
            <text:p><text:a xlink:href="mailto:lindindlovu1@gmail.com" xlink:type="simple">lindindlovu1@gmail.com</text:a></text:p>
          </table:table-cell>
          <table:table-cell office:value-type="string" calcext:value-type="string">
            <text:p>083 295 6789</text:p>
          </table:table-cell>
          <table:table-cell office:value-type="date" office:date-value="2002-04-01" calcext:value-type="date">
            <text:p>2002-04-01</text:p>
          </table:table-cell>
          <table:table-cell table:formula="of:=DATEDIF([.F5]; TODAY(); &quot;Y&quot;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005</text:p>
          </table:table-cell>
          <table:table-cell office:value-type="string" calcext:value-type="string">
            <text:p>Vuyo</text:p>
          </table:table-cell>
          <table:table-cell office:value-type="string" calcext:value-type="string">
            <text:p>Mncube</text:p>
          </table:table-cell>
          <table:table-cell office:value-type="string" calcext:value-type="string">
            <text:p><text:a xlink:href="mailto:vuyomncube24@gmail.com" xlink:type="simple">vuyomncube24@gmail.com</text:a></text:p>
          </table:table-cell>
          <table:table-cell office:value-type="string" calcext:value-type="string">
            <text:p>073 257 8965</text:p>
          </table:table-cell>
          <table:table-cell office:value-type="date" office:date-value="2005-07-02" calcext:value-type="date">
            <text:p>2005-07-02</text:p>
          </table:table-cell>
          <table:table-cell table:formula="of:=DATEDIF([.F6]; TODAY(); &quot;Y&quot;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003</text:p>
          </table:table-cell>
          <table:table-cell office:value-type="string" calcext:value-type="string">
            <text:p>Amahle</text:p>
          </table:table-cell>
          <table:table-cell office:value-type="string" calcext:value-type="string">
            <text:p>Ngcobo</text:p>
          </table:table-cell>
          <table:table-cell office:value-type="string" calcext:value-type="string">
            <text:p><text:a xlink:href="mailto:amahlengcobo9@gmail.com" xlink:type="simple">amahlengcobo9@gmail.com</text:a></text:p>
          </table:table-cell>
          <table:table-cell office:value-type="string" calcext:value-type="string">
            <text:p>062 856 2345</text:p>
          </table:table-cell>
          <table:table-cell office:value-type="date" office:date-value="2003-10-28" calcext:value-type="date">
            <text:p>2003-10-28</text:p>
          </table:table-cell>
          <table:table-cell table:formula="of:=DATEDIF([.F7]; TODAY(); &quot;Y&quot;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006</text:p>
          </table:table-cell>
          <table:table-cell office:value-type="string" calcext:value-type="string">
            <text:p>Quinton</text:p>
          </table:table-cell>
          <table:table-cell office:value-type="string" calcext:value-type="string">
            <text:p>Mdlalose</text:p>
          </table:table-cell>
          <table:table-cell office:value-type="string" calcext:value-type="string">
            <text:p><text:a xlink:href="mailto:mdlalosequinton8@gmail.com" xlink:type="simple">mdlalosequinton8@gmail.com</text:a></text:p>
          </table:table-cell>
          <table:table-cell office:value-type="string" calcext:value-type="string">
            <text:p>079 678 1234</text:p>
          </table:table-cell>
          <table:table-cell office:value-type="date" office:date-value="2006-02-25" calcext:value-type="date">
            <text:p>2006-02-25</text:p>
          </table:table-cell>
          <table:table-cell table:formula="of:=DATEDIF([.F8]; TODAY(); &quot;Y&quot;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002</text:p>
          </table:table-cell>
          <table:table-cell office:value-type="string" calcext:value-type="string">
            <text:p>Khethiwe</text:p>
          </table:table-cell>
          <table:table-cell office:value-type="string" calcext:value-type="string">
            <text:p>Ngema</text:p>
          </table:table-cell>
          <table:table-cell office:value-type="string" calcext:value-type="string">
            <text:p><text:a xlink:href="mailto:khethingema07@gmail.com" xlink:type="simple">khethingema07@gmail.com</text:a></text:p>
          </table:table-cell>
          <table:table-cell office:value-type="string" calcext:value-type="string">
            <text:p>082 553 8321</text:p>
          </table:table-cell>
          <table:table-cell office:value-type="date" office:date-value="2002-05-10" calcext:value-type="date">
            <text:p>2002-05-10</text:p>
          </table:table-cell>
          <table:table-cell table:formula="of:=DATEDIF([.F9]; TODAY(); &quot;Y&quot;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004</text:p>
          </table:table-cell>
          <table:table-cell office:value-type="string" calcext:value-type="string">
            <text:p>Lwandle</text:p>
          </table:table-cell>
          <table:table-cell office:value-type="string" calcext:value-type="string">
            <text:p>Nzama</text:p>
          </table:table-cell>
          <table:table-cell office:value-type="string" calcext:value-type="string">
            <text:p><text:a xlink:href="mailto:lwandlenzama3@gmail.com" xlink:type="simple">lwandlenzama3@gmail.com</text:a></text:p>
          </table:table-cell>
          <table:table-cell office:value-type="string" calcext:value-type="string">
            <text:p>074 673 6789</text:p>
          </table:table-cell>
          <table:table-cell office:value-type="date" office:date-value="2004-09-18" calcext:value-type="date">
            <text:p>2004-09-18</text:p>
          </table:table-cell>
          <table:table-cell table:formula="of:=DATEDIF([.F10]; TODAY(); &quot;Y&quot;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005</text:p>
          </table:table-cell>
          <table:table-cell office:value-type="string" calcext:value-type="string">
            <text:p>Ntombi</text:p>
          </table:table-cell>
          <table:table-cell office:value-type="string" calcext:value-type="string">
            <text:p>Khumalo</text:p>
          </table:table-cell>
          <table:table-cell office:value-type="string" calcext:value-type="string">
            <text:p><text:a xlink:href="mailto:khumalontombi02@gmail.com" xlink:type="simple">khumalontombi02@gmail.com</text:a></text:p>
          </table:table-cell>
          <table:table-cell office:value-type="string" calcext:value-type="string">
            <text:p>065 254 7812</text:p>
          </table:table-cell>
          <table:table-cell office:value-type="date" office:date-value="2005-03-12" calcext:value-type="date">
            <text:p>2005-03-12</text:p>
          </table:table-cell>
          <table:table-cell table:formula="of:=DATEDIF([.F11]; TODAY(); &quot;Y&quot;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B01</text:p>
          </table:table-cell>
          <table:table-cell office:value-type="string" calcext:value-type="string">
            <text:p>Sabza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<text:a xlink:href="mailto:jones@gmail.com" xlink:type="simple">jones@gmail.com</text:a></text:p>
          </table:table-cell>
          <table:table-cell office:value-type="string" calcext:value-type="string">
            <text:p>072 134 5671</text:p>
          </table:table-cell>
          <table:table-cell table:style-name="ce8" office:value-type="date" office:date-value="2010-06-06" calcext:value-type="date">
            <text:p>2010-06-06</text:p>
          </table:table-cell>
          <table:table-cell table:formula="of:=DATEDIF([.F12]; TODAY(); &quot;Y&quot;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RB02</text:p>
          </table:table-cell>
          <table:table-cell office:value-type="string" calcext:value-type="string">
            <text:p>Minn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<text:a xlink:href="mailto:smith@gmail.com" xlink:type="simple">smith@gmail.com</text:a></text:p>
          </table:table-cell>
          <table:table-cell office:value-type="string" calcext:value-type="string">
            <text:p>082 962 2100</text:p>
          </table:table-cell>
          <table:table-cell table:style-name="ce8" office:value-type="date" office:date-value="2008-05-20" calcext:value-type="date">
            <text:p>2008-05-20</text:p>
          </table:table-cell>
          <table:table-cell table:formula="of:=DATEDIF([.F13]; TODAY(); &quot;Y&quot;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R<text:span text:style-name="T1">B03</text:span></text:p>
          </table:table-cell>
          <table:table-cell office:value-type="string" calcext:value-type="string">
            <text:p>Bongeka</text:p>
          </table:table-cell>
          <table:table-cell office:value-type="string" calcext:value-type="string">
            <text:p>Bhungane</text:p>
          </table:table-cell>
          <table:table-cell office:value-type="string" calcext:value-type="string">
            <text:p><text:a xlink:href="mailto:bhungane@gmail.com" xlink:type="simple">bhungane@gmail.com</text:a></text:p>
          </table:table-cell>
          <table:table-cell office:value-type="string" calcext:value-type="string">
            <text:p>083 296 4212</text:p>
          </table:table-cell>
          <table:table-cell table:style-name="ce8" office:value-type="date" office:date-value="2001-03-22" calcext:value-type="date">
            <text:p>2001-03-22</text:p>
          </table:table-cell>
          <table:table-cell table:formula="of:=DATEDIF([.F14]; TODAY(); &quot;Y&quot;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RB04</text:p>
          </table:table-cell>
          <table:table-cell office:value-type="string" calcext:value-type="string">
            <text:p>Ntombenhle</text:p>
          </table:table-cell>
          <table:table-cell office:value-type="string" calcext:value-type="string">
            <text:p>Ngcobo</text:p>
          </table:table-cell>
          <table:table-cell office:value-type="string" calcext:value-type="string">
            <text:p><text:a xlink:href="mailto:nhle@gmail.com" xlink:type="simple">nhle@gmail.com</text:a></text:p>
          </table:table-cell>
          <table:table-cell office:value-type="string" calcext:value-type="string">
            <text:p>073 503 4592</text:p>
          </table:table-cell>
          <table:table-cell table:style-name="ce8" office:value-type="date" office:date-value="2006-04-10" calcext:value-type="date">
            <text:p>2006-04-10</text:p>
          </table:table-cell>
          <table:table-cell table:formula="of:=DATEDIF([.F15]; TODAY(); &quot;Y&quot;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RB05</text:p>
          </table:table-cell>
          <table:table-cell office:value-type="string" calcext:value-type="string">
            <text:p>Siyabonga</text:p>
          </table:table-cell>
          <table:table-cell office:value-type="string" calcext:value-type="string">
            <text:p>Khanyile</text:p>
          </table:table-cell>
          <table:table-cell office:value-type="string" calcext:value-type="string">
            <text:p><text:a xlink:href="mailto:msiro@gmail.com" xlink:type="simple">msiro@gmail.com</text:a></text:p>
          </table:table-cell>
          <table:table-cell office:value-type="string" calcext:value-type="string">
            <text:p>071 461 1234</text:p>
          </table:table-cell>
          <table:table-cell table:style-name="ce8" office:value-type="date" office:date-value="2005-05-15" calcext:value-type="date">
            <text:p>2005-05-15</text:p>
          </table:table-cell>
          <table:table-cell table:formula="of:=DATEDIF([.F16]; TODAY(); &quot;Y&quot;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B06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Webii</text:p>
          </table:table-cell>
          <table:table-cell office:value-type="string" calcext:value-type="string">
            <text:p><text:a xlink:href="mailto:jameswibii@gmail.com" xlink:type="simple">jameswibii@gmail.com</text:a></text:p>
          </table:table-cell>
          <table:table-cell office:value-type="string" calcext:value-type="string">
            <text:p>078-774-3132</text:p>
          </table:table-cell>
          <table:table-cell table:style-name="ce8" office:value-type="date" office:date-value="1999-01-02" calcext:value-type="date">
            <text:p>1999-01-02</text:p>
          </table:table-cell>
          <table:table-cell table:formula="of:=DATEDIF([.F17]; TODAY(); &quot;Y&quot;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RB07</text:p>
          </table:table-cell>
          <table:table-cell office:value-type="string" calcext:value-type="string">
            <text:p>Sibonelo</text:p>
          </table:table-cell>
          <table:table-cell office:value-type="string" calcext:value-type="string">
            <text:p>Mthembu</text:p>
          </table:table-cell>
          <table:table-cell office:value-type="string" calcext:value-type="string">
            <text:p><text:a xlink:href="mailto:mthembu2@gmail.com" xlink:type="simple">mthembu2@gmail.com</text:a></text:p>
          </table:table-cell>
          <table:table-cell office:value-type="string" calcext:value-type="string">
            <text:p>060-621-8072</text:p>
          </table:table-cell>
          <table:table-cell table:style-name="ce8" office:value-type="date" office:date-value="2002-10-24" calcext:value-type="date">
            <text:p>2002-10-24</text:p>
          </table:table-cell>
          <table:table-cell table:formula="of:=DATEDIF([.F18]; TODAY(); &quot;Y&quot;)" office:value-type="float" office:value="22" calcext:value-type="float">
            <text:p>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3">0000/00/00</text:date>, <text:time style:data-style-name="N2" text:time-value="15:19:36.013376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21T14:47:13.251087300</meta:creation-date>
    <meta:generator>LibreOffice/25.2.5.2$Windows_X86_64 LibreOffice_project/03d19516eb2e1dd5d4ccd751a0d6f35f35e08022</meta:generator>
    <dc:date>2025-07-23T15:32:56.218995600</dc:date>
    <meta:editing-duration>PT23M42S</meta:editing-duration>
    <meta:editing-cycles>2</meta:editing-cycles>
    <meta:document-statistic meta:table-count="1" meta:cell-count="126" meta:object-count="0"/>
    <meta:user-defined meta:name=""/>
  </office:meta>
</office:document-meta>
</file>